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b8d5" officeooo:paragraph-rsid="0006b8d5" style:font-weight-asian="normal" style:font-weight-complex="normal"/>
    </style:style>
    <style:style style:name="P2" style:family="paragraph" style:parent-style-name="Standard" style:list-style-name="L2">
      <style:text-properties fo:font-weight="normal" officeooo:rsid="0006b8d5" officeooo:paragraph-rsid="0006b8d5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06b8d5" officeooo:paragraph-rsid="0009c6b9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6b8d5" officeooo:paragraph-rsid="000b014f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6daef" officeooo:paragraph-rsid="0006daef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73838" officeooo:paragraph-rsid="00073838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b014f" officeooo:paragraph-rsid="000b014f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c8ae2" officeooo:paragraph-rsid="000c8ae2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c8ae2" officeooo:paragraph-rsid="00136648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14e9e" officeooo:paragraph-rsid="00114e9e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521e1" officeooo:paragraph-rsid="001521e1" style:font-weight-asian="normal" style:font-weight-complex="normal"/>
    </style:style>
    <style:style style:name="T1" style:family="text">
      <style:text-properties officeooo:rsid="0009c6b9"/>
    </style:style>
    <style:style style:name="T2" style:family="text">
      <style:text-properties officeooo:rsid="0009ddba"/>
    </style:style>
    <style:style style:name="T3" style:family="text">
      <style:text-properties fo:font-weight="bold" officeooo:rsid="000e8936" style:font-weight-asian="bold" style:font-weight-complex="bold"/>
    </style:style>
    <style:style style:name="T4" style:family="text">
      <style:text-properties officeooo:rsid="000f7fc0"/>
    </style:style>
    <style:style style:name="T5" style:family="text">
      <style:text-properties officeooo:rsid="0012539c"/>
    </style:style>
    <style:style style:name="T6" style:family="text">
      <style:text-properties officeooo:rsid="0013683a"/>
    </style:style>
    <style:style style:name="T7" style:family="text">
      <style:text-properties officeooo:rsid="001521e1"/>
    </style:style>
    <style:style style:name="T8" style:family="text">
      <style:text-properties officeooo:rsid="001710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questions to practice on </text:p>
      <text:p text:style-name="P1"/>
      <text:list xml:id="list1137697552" text:style-name="L2">
        <text:list-item>
          <text:p text:style-name="P5">reverseString : </text:p>
          <text:list>
            <text:list-item>
              <text:p text:style-name="P6">//save the word input</text:p>
            </text:list-item>
            <text:list-item>
              <text:p text:style-name="P6">//use slice function to break up the word into an array.</text:p>
            </text:list-item>
            <text:list-item>
              <text:p text:style-name="P6">//queue the array → enter in index 1, then add index 2 or higher before the preceding index. </text:p>
            </text:list-item>
            <text:list-item>
              <text:p text:style-name="P6">//output the array.</text:p>
            </text:list-item>
          </text:list>
        </text:list-item>
        <text:list-item>
          <text:p text:style-name="P3"><text:span text:style-name="T1">PalinDromes:</text:span></text:p>
          <text:list>
            <text:list-item>
              <text:p text:style-name="P3">//<text:span text:style-name="T1">use the reverse string method. </text:span></text:p>
            </text:list-item>
            <text:list-item>
              <text:p text:style-name="P3">//<text:span text:style-name="T1">compare both strings if true return true, else return false</text:span> </text:p>
            </text:list-item>
          </text:list>
        </text:list-item>
        <text:list-item>
          <text:p text:style-name="P2"><text:s/><text:span text:style-name="T2">Reverse an integer.</text:span></text:p>
          <text:list>
            <text:list-item>
              <text:p text:style-name="P7">Convert int to string (using toString()), reverse and join it back </text:p>
            </text:list-item>
            <text:list-item>
              <text:p text:style-name="P7">change reverse string to int (using parseInt)</text:p>
            </text:list-item>
            <text:list-item>
              <text:p text:style-name="P7">return integer multipled by math.sign()</text:p>
            </text:list-item>
          </text:list>
        </text:list-item>
        <text:list-item>
          <text:p text:style-name="P8">Return the most commonly used character in that string. <text:span text:style-name="T4">(MaxChar)</text:span></text:p>
          <text:list>
            <text:list-item>
              <text:p text:style-name="P8"><text:span text:style-name="T6">U</text:span><text:span text:style-name="T3">se an object to map all letters to their amounts. </text:span></text:p>
            </text:list-item>
            <text:list-item>
              <text:p text:style-name="P10">After storing all of t<text:span text:style-name="T5">he values</text:span>, <text:span text:style-name="T7">use the for(let in ) to parse through the object. </text:span></text:p>
            </text:list-item>
            <text:list-item>
              <text:p text:style-name="P11">Store the key value pair containing the highest value in 2 variables.</text:p>
            </text:list-item>
            <text:list-item>
              <text:p text:style-name="P9"><text:s/><text:span text:style-name="T7">Use 1 more for loop to find the highest value of a key.</text:span></text:p>
            </text:list-item>
            <text:list-item>
              <text:p text:style-name="P11">Return that key and you’re done.</text:p>
            </text:list-item>
            <text:list-item>
              <text:p text:style-name="P9"><text:s/></text:p>
            </text:list-item>
            <text:list-item>
              <text:p text:style-name="P8"><text:s/></text:p>
            </text:list-item>
          </text:list>
        </text:list-item>
        <text:list-item>
          <text:p text:style-name="P4"><text:span text:style-name="T8">Fizzbuzz Problem </text:span><text:s/></text:p>
        </text:list-item>
        <text:list-item>
          <text:p text:style-name="P4"><text:s/></text:p>
        </text:list-item>
        <text:list-item>
          <text:p text:style-name="P4"><text:s text:c="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6:53:57.633533385</meta:creation-date>
    <dc:date>2019-02-22T22:50:23.421804155</dc:date>
    <meta:editing-duration>PT4H8M20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78" meta:character-count="918" meta:non-whitespace-character-count="766"/>
  </office:meta>
</office:document-meta>
</file>